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47FEF8AD.png" manifest:media-type="image/png"/>
  <manifest:file-entry manifest:full-path="Pictures/100000000000078000000438566F1005.png" manifest:media-type="image/png"/>
  <manifest:file-entry manifest:full-path="Pictures/1000000000000780000004383738D30F.png" manifest:media-type="image/png"/>
  <manifest:file-entry manifest:full-path="Pictures/100000000000078000000438C49EC21A.png" manifest:media-type="image/png"/>
  <manifest:file-entry manifest:full-path="Pictures/100000000000078000000438E52830CF.png" manifest:media-type="image/png"/>
  <manifest:file-entry manifest:full-path="Pictures/1000000000000780000004388C4E345D.png" manifest:media-type="image/png"/>
  <manifest:file-entry manifest:full-path="Pictures/100000000000078000000438AB6246CC.png" manifest:media-type="image/png"/>
  <manifest:file-entry manifest:full-path="Pictures/100000000000078000000438B8AF7FFF.png" manifest:media-type="image/png"/>
  <manifest:file-entry manifest:full-path="Pictures/1000000000000780000004381CF7FE78.png" manifest:media-type="image/png"/>
  <manifest:file-entry manifest:full-path="Pictures/1000000000000780000004380E47B88F.png" manifest:media-type="image/png"/>
  <manifest:file-entry manifest:full-path="Pictures/1000000000000780000004386C32AFFD.png" manifest:media-type="image/png"/>
  <manifest:file-entry manifest:full-path="Pictures/100000000000078000000438832ADDFD.png" manifest:media-type="image/png"/>
  <manifest:file-entry manifest:full-path="Pictures/10000000000007800000043841F647F4.png" manifest:media-type="image/png"/>
  <manifest:file-entry manifest:full-path="Pictures/1000000000000780000004380372B724.png" manifest:media-type="image/png"/>
  <manifest:file-entry manifest:full-path="Pictures/100000000000078000000438CED23281.png" manifest:media-type="image/png"/>
  <manifest:file-entry manifest:full-path="Pictures/10000000000007800000043885E08867.png" manifest:media-type="image/png"/>
  <manifest:file-entry manifest:full-path="Pictures/1000000000000780000004382CA570C1.png" manifest:media-type="image/png"/>
  <manifest:file-entry manifest:full-path="Pictures/100000000000078000000438D5DE8AF3.png" manifest:media-type="image/png"/>
  <manifest:file-entry manifest:full-path="Pictures/100000000000078000000438B61C0656.png" manifest:media-type="image/png"/>
  <manifest:file-entry manifest:full-path="Pictures/100000000000078000000438972EA980.png" manifest:media-type="image/png"/>
  <manifest:file-entry manifest:full-path="Pictures/1000000000000780000004383F37C0E6.png" manifest:media-type="image/png"/>
  <manifest:file-entry manifest:full-path="Pictures/1000000000000780000004383ACF20A5.png" manifest:media-type="image/png"/>
  <manifest:file-entry manifest:full-path="Pictures/1000000000000780000004387FE91DE8.png" manifest:media-type="image/png"/>
  <manifest:file-entry manifest:full-path="Pictures/10000000000007800000043850061826.png" manifest:media-type="image/png"/>
  <manifest:file-entry manifest:full-path="Pictures/100000000000078000000438393026FD.png" manifest:media-type="image/png"/>
  <manifest:file-entry manifest:full-path="Pictures/1000000000000780000004385A18B866.png" manifest:media-type="image/png"/>
  <manifest:file-entry manifest:full-path="Pictures/100000000000078000000438D5220BBE.png" manifest:media-type="image/png"/>
  <manifest:file-entry manifest:full-path="Pictures/100000000000078000000438E0E7FCA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5.749cm" svg:x="0cm" svg:y="0cm">
          <draw:image xlink:href="Pictures/100000000000078000000438D5220B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27.991cm" svg:height="15.748cm" svg:x="0cm" svg:y="0cm" presentation:class="graphic" presentation:user-transformed="true">
          <draw:image xlink:href="Pictures/100000000000078000000438AB6246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27.999cm" svg:height="15.749cm" svg:x="0cm" svg:y="0cm">
          <draw:image xlink:href="Pictures/100000000000078000000438D5DE8A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27.999cm" svg:height="15.749cm" svg:x="0cm" svg:y="0cm">
          <draw:image xlink:href="Pictures/1000000000000780000004380E47B8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2" draw:layer="layout" svg:width="27.999cm" svg:height="15.749cm" svg:x="0.015cm" svg:y="0.001cm">
          <draw:image xlink:href="Pictures/10000000000007800000043841F647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27.999cm" svg:height="15.749cm" svg:x="0.015cm" svg:y="0.001cm">
          <draw:image xlink:href="Pictures/10000000000007800000043885E088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2" draw:layer="layout" svg:width="27.999cm" svg:height="15.749cm" svg:x="0.015cm" svg:y="0.001cm">
          <draw:image xlink:href="Pictures/1000000000000780000004386C32AF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27.999cm" svg:height="15.749cm" svg:x="0.015cm" svg:y="0.001cm">
          <draw:image xlink:href="Pictures/100000000000078000000438832ADD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2" draw:layer="layout" svg:width="27.999cm" svg:height="15.749cm" svg:x="0.025cm" svg:y="0cm">
          <draw:image xlink:href="Pictures/100000000000078000000438832ADD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2" draw:layer="layout" svg:width="27.999cm" svg:height="15.749cm" svg:x="0cm" svg:y="0cm">
          <draw:image xlink:href="Pictures/100000000000078000000438B61C06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2" draw:layer="layout" svg:width="27.999cm" svg:height="15.749cm" svg:x="0cm" svg:y="0cm">
          <draw:image xlink:href="Pictures/1000000000000780000004387FE91D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2" draw:layer="layout" svg:width="27.999cm" svg:height="15.749cm" svg:x="0cm" svg:y="0cm">
          <draw:image xlink:href="Pictures/100000000000078000000438500618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2" draw:layer="layout" svg:width="27.999cm" svg:height="15.749cm" svg:x="0cm" svg:y="0cm">
          <draw:image xlink:href="Pictures/100000000000078000000438393026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4" draw:text-style-name="P3" draw:layer="layout" svg:width="27.999cm" svg:height="15.749cm" svg:x="-0.006cm" svg:y="0.001cm">
          <draw:image xlink:href="Pictures/100000000000078000000438E0E7FC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4" draw:text-style-name="P3" draw:layer="layout" svg:width="27.999cm" svg:height="15.749cm" svg:x="-0.006cm" svg:y="0.001cm">
          <draw:image xlink:href="Pictures/1000000000000780000004381CF7FE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4" draw:text-style-name="P3" draw:layer="layout" svg:width="27.999cm" svg:height="15.749cm" svg:x="-0.006cm" svg:y="0.001cm">
          <draw:image xlink:href="Pictures/100000000000078000000438B8AF7F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4" draw:text-style-name="P3" draw:layer="layout" svg:width="27.999cm" svg:height="15.749cm" svg:x="-0.006cm" svg:y="0.001cm">
          <draw:image xlink:href="Pictures/100000000000078000000438E52830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4" draw:text-style-name="P3" draw:layer="layout" svg:width="27.999cm" svg:height="15.749cm" svg:x="-0.006cm" svg:y="0.001cm">
          <draw:image xlink:href="Pictures/100000000000078000000438CED232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4" draw:text-style-name="P3" draw:layer="layout" svg:width="27.999cm" svg:height="15.749cm" svg:x="-0.006cm" svg:y="0.001cm">
          <draw:image xlink:href="Pictures/100000000000078000000438C49EC2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4" draw:text-style-name="P3" draw:layer="layout" svg:width="27.999cm" svg:height="15.749cm" svg:x="-0.006cm" svg:y="0.001cm">
          <draw:image xlink:href="Pictures/1000000000000780000004388C4E34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4" draw:text-style-name="P3" draw:layer="layout" svg:width="27.999cm" svg:height="15.749cm" svg:x="-0.006cm" svg:y="0.001cm">
          <draw:image xlink:href="Pictures/1000000000000780000004382CA570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4" draw:text-style-name="P3" draw:layer="layout" svg:width="27.999cm" svg:height="15.749cm" svg:x="-0.006cm" svg:y="0.001cm">
          <draw:image xlink:href="Pictures/1000000000000780000004380372B7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4" draw:text-style-name="P3" draw:layer="layout" svg:width="27.999cm" svg:height="15.749cm" svg:x="-0.006cm" svg:y="0.001cm">
          <draw:image xlink:href="Pictures/1000000000000780000004383ACF20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4" draw:text-style-name="P3" draw:layer="layout" svg:width="27.999cm" svg:height="15.749cm" svg:x="-0.006cm" svg:y="0.001cm">
          <draw:image xlink:href="Pictures/1000000000000780000004385A18B8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4" draw:text-style-name="P3" draw:layer="layout" svg:width="27.999cm" svg:height="15.749cm" svg:x="-0.006cm" svg:y="0.001cm">
          <draw:image xlink:href="Pictures/100000000000078000000438566F10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4" draw:text-style-name="P3" draw:layer="layout" svg:width="27.999cm" svg:height="15.749cm" svg:x="-0.006cm" svg:y="0.001cm">
          <draw:image xlink:href="Pictures/1000000000000780000004383F37C0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4" draw:text-style-name="P3" draw:layer="layout" svg:width="27.999cm" svg:height="15.749cm" svg:x="-0.006cm" svg:y="0.001cm">
          <draw:image xlink:href="Pictures/1000000000000780000004383738D3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4" draw:text-style-name="P3" draw:layer="layout" svg:width="27.999cm" svg:height="15.749cm" svg:x="-0.006cm" svg:y="0.001cm">
          <draw:image xlink:href="Pictures/100000000000078000000438972EA9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4" draw:text-style-name="P3" draw:layer="layout" svg:width="27.999cm" svg:height="15.749cm" svg:x="-0.006cm" svg:y="0.001cm">
          <draw:image xlink:href="Pictures/10000000000007800000043847FEF8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4" draw:text-style-name="P3" draw:layer="layout" svg:width="27.999cm" svg:height="15.749cm" svg:x="-0.006cm" svg:y="0.001cm">
          <draw:image xlink:href="Pictures/10000000000007800000043847FEF8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18:44:27.741419116</meta:creation-date>
    <meta:generator>LibreOffice/24.2.7.2$Linux_X86_64 LibreOffice_project/420$Build-2</meta:generator>
    <dc:date>2025-06-15T19:33:49.650934132</dc:date>
    <meta:editing-duration>PT16M38S</meta:editing-duration>
    <meta:editing-cycles>2</meta:editing-cycles>
    <meta:document-statistic meta:object-count="114"/>
  </office:meta>
</office:document-meta>
</file>